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MassRate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MassRat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Body Mass</text:p>
          </table:table-cell>
          <table:table-cell office:value-type="string" table:style-name="ce1">
            <text:p>Rate Data</text:p>
          </table:table-cell>
          <table:table-cell office:value-type="string" table:style-name="ce1">
            <text:p>Fitted 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mLO2/hr</text:p>
          </table:table-cell>
          <table:table-cell office:value-type="string" table:style-name="ce1">
            <text:p>mLO2/hr</text:p>
          </table:table-cell>
          <table:table-cell table:number-columns-repeated="16381"/>
        </table:table-row>
        <table:table-row table:style-name="ro1">
          <table:table-cell office:value-type="float" table:style-name="ce1" office:value="1613.0">
            <text:p>1613</text:p>
          </table:table-cell>
          <table:table-cell office:value-type="float" table:style-name="ce1" office:value="4.9">
            <text:p>4.9</text:p>
          </table:table-cell>
          <table:table-cell office:value-type="float" table:style-name="ce1" office:value="5.43868337056">
            <text:p>5.43868</text:p>
          </table:table-cell>
          <table:table-cell table:number-columns-repeated="16381"/>
        </table:table-row>
        <table:table-row table:style-name="ro1">
          <table:table-cell office:value-type="float" table:style-name="ce1" office:value="1618.0">
            <text:p>1618</text:p>
          </table:table-cell>
          <table:table-cell office:value-type="float" table:style-name="ce1" office:value="4.865">
            <text:p>4.865</text:p>
          </table:table-cell>
          <table:table-cell office:value-type="float" table:style-name="ce1" office:value="5.45124461629">
            <text:p>5.45124</text:p>
          </table:table-cell>
          <table:table-cell table:number-columns-repeated="16381"/>
        </table:table-row>
        <table:table-row table:style-name="ro1">
          <table:table-cell office:value-type="float" table:style-name="ce1" office:value="4200.0">
            <text:p>4200</text:p>
          </table:table-cell>
          <table:table-cell office:value-type="float" table:style-name="ce1" office:value="10.075">
            <text:p>10.075</text:p>
          </table:table-cell>
          <table:table-cell office:value-type="float" table:style-name="ce1" office:value="11.0989660102">
            <text:p>11.099</text:p>
          </table:table-cell>
          <table:table-cell table:number-columns-repeated="16381"/>
        </table:table-row>
        <table:table-row table:style-name="ro1">
          <table:table-cell office:value-type="float" table:style-name="ce1" office:value="4290.0">
            <text:p>4290</text:p>
          </table:table-cell>
          <table:table-cell office:value-type="float" table:style-name="ce1" office:value="11.966">
            <text:p>11.966</text:p>
          </table:table-cell>
          <table:table-cell office:value-type="float" table:style-name="ce1" office:value="11.2757627826">
            <text:p>11.2758</text:p>
          </table:table-cell>
          <table:table-cell table:number-columns-repeated="16381"/>
        </table:table-row>
        <table:table-row table:style-name="ro1">
          <table:table-cell office:value-type="float" table:style-name="ce1" office:value="9600.0">
            <text:p>9600</text:p>
          </table:table-cell>
          <table:table-cell office:value-type="float" table:style-name="ce1" office:value="20.619">
            <text:p>20.619</text:p>
          </table:table-cell>
          <table:table-cell office:value-type="float" table:style-name="ce1" office:value="20.5536191642">
            <text:p>20.5536</text:p>
          </table:table-cell>
          <table:table-cell table:number-columns-repeated="16381"/>
        </table:table-row>
        <table:table-row table:style-name="ro1">
          <table:table-cell office:value-type="float" table:style-name="ce1" office:value="20500.0">
            <text:p>20500</text:p>
          </table:table-cell>
          <table:table-cell office:value-type="float" table:style-name="ce1" office:value="33.165">
            <text:p>33.165</text:p>
          </table:table-cell>
          <table:table-cell office:value-type="float" table:style-name="ce1" office:value="36.1806394874">
            <text:p>36.1806</text:p>
          </table:table-cell>
          <table:table-cell table:number-columns-repeated="16381"/>
        </table:table-row>
        <table:table-row table:style-name="ro1">
          <table:table-cell office:value-type="float" table:style-name="ce1" office:value="21500.0">
            <text:p>21500</text:p>
          </table:table-cell>
          <table:table-cell office:value-type="float" table:style-name="ce1" office:value="46.347">
            <text:p>46.347</text:p>
          </table:table-cell>
          <table:table-cell office:value-type="float" table:style-name="ce1" office:value="37.4881501074">
            <text:p>37.4882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6.414">
            <text:p>46.41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9.984">
            <text:p>49.98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7800.0">
            <text:p>37800</text:p>
          </table:table-cell>
          <table:table-cell office:value-type="float" table:style-name="ce1" office:value="51.981">
            <text:p>51.981</text:p>
          </table:table-cell>
          <table:table-cell office:value-type="float" table:style-name="ce1" office:value="57.0887467596">
            <text:p>57.0887</text:p>
          </table:table-cell>
          <table:table-cell table:number-columns-repeated="16381"/>
        </table:table-row>
        <table:table-row table:style-name="ro1">
          <table:table-cell office:value-type="float" table:style-name="ce1" office:value="58588.0">
            <text:p>58588</text:p>
          </table:table-cell>
          <table:table-cell office:value-type="float" table:style-name="ce1" office:value="142.863">
            <text:p>142.863</text:p>
          </table:table-cell>
          <table:table-cell office:value-type="float" table:style-name="ce1" office:value="79.1421500028">
            <text:p>79.1422</text:p>
          </table:table-cell>
          <table:table-cell table:number-columns-repeated="16381"/>
        </table:table-row>
        <table:table-row table:style-name="ro1">
          <table:table-cell office:value-type="float" table:style-name="ce1" office:value="65000.0">
            <text:p>65000</text:p>
          </table:table-cell>
          <table:table-cell office:value-type="float" table:style-name="ce1" office:value="123.287">
            <text:p>123.287</text:p>
          </table:table-cell>
          <table:table-cell office:value-type="float" table:style-name="ce1" office:value="85.5121297902">
            <text:p>85.5121</text:p>
          </table:table-cell>
          <table:table-cell table:number-columns-repeated="16381"/>
        </table:table-row>
        <table:table-row table:style-name="ro1">
          <table:table-cell office:value-type="float" table:style-name="ce1" office:value="65320.0">
            <text:p>65320</text:p>
          </table:table-cell>
          <table:table-cell office:value-type="float" table:style-name="ce1" office:value="106.67">
            <text:p>106.67</text:p>
          </table:table-cell>
          <table:table-cell office:value-type="float" table:style-name="ce1" office:value="85.8257233384">
            <text:p>85.8257</text:p>
          </table:table-cell>
          <table:table-cell table:number-columns-repeated="16381"/>
        </table:table-row>
        <table:table-row table:style-name="ro1">
          <table:table-cell office:value-type="float" table:style-name="ce1" office:value="67000.0">
            <text:p>67000</text:p>
          </table:table-cell>
          <table:table-cell office:value-type="float" table:style-name="ce1" office:value="112.43">
            <text:p>112.43</text:p>
          </table:table-cell>
          <table:table-cell office:value-type="float" table:style-name="ce1" office:value="87.465730748">
            <text:p>87.4657</text:p>
          </table:table-cell>
          <table:table-cell table:number-columns-repeated="16381"/>
        </table:table-row>
        <table:table-row table:style-name="ro1">
          <table:table-cell office:value-type="float" table:style-name="ce1" office:value="69125.0">
            <text:p>69125</text:p>
          </table:table-cell>
          <table:table-cell office:value-type="float" table:style-name="ce1" office:value="106.663">
            <text:p>106.663</text:p>
          </table:table-cell>
          <table:table-cell office:value-type="float" table:style-name="ce1" office:value="89.525233226">
            <text:p>89.5252</text:p>
          </table:table-cell>
          <table:table-cell table:number-columns-repeated="16381"/>
        </table:table-row>
        <table:table-row table:style-name="ro1">
          <table:table-cell office:value-type="float" table:style-name="ce1" office:value="85000.0">
            <text:p>85000</text:p>
          </table:table-cell>
          <table:table-cell office:value-type="float" table:style-name="ce1" office:value="119.66">
            <text:p>119.66</text:p>
          </table:table-cell>
          <table:table-cell office:value-type="float" table:style-name="ce1" office:value="104.440272905">
            <text:p>104.44</text:p>
          </table:table-cell>
          <table:table-cell table:number-columns-repeated="16381"/>
        </table:table-row>
        <table:table-row table:style-name="ro1">
          <table:table-cell office:value-type="float" table:style-name="ce1" office:value="100000.0">
            <text:p>100000</text:p>
          </table:table-cell>
          <table:table-cell office:value-type="float" table:style-name="ce1" office:value="148.949">
            <text:p>148.949</text:p>
          </table:table-cell>
          <table:table-cell office:value-type="float" table:style-name="ce1" office:value="117.890097686">
            <text:p>117.89</text:p>
          </table:table-cell>
          <table:table-cell table:number-columns-repeated="16381"/>
        </table:table-row>
        <table:table-row table:style-name="ro1">
          <table:table-cell office:value-type="float" table:style-name="ce1" office:value="115000.0">
            <text:p>115000</text:p>
          </table:table-cell>
          <table:table-cell office:value-type="float" table:style-name="ce1" office:value="148.94">
            <text:p>148.94</text:p>
          </table:table-cell>
          <table:table-cell office:value-type="float" table:style-name="ce1" office:value="130.833797482">
            <text:p>130.834</text:p>
          </table:table-cell>
          <table:table-cell table:number-columns-repeated="16381"/>
        </table:table-row>
        <table:table-row table:style-name="ro1">
          <table:table-cell office:value-type="float" table:style-name="ce1" office:value="133300.0">
            <text:p>133300</text:p>
          </table:table-cell>
          <table:table-cell office:value-type="float" table:style-name="ce1" office:value="180.15">
            <text:p>180.15</text:p>
          </table:table-cell>
          <table:table-cell office:value-type="float" table:style-name="ce1" office:value="146.057052397">
            <text:p>146.057</text:p>
          </table:table-cell>
          <table:table-cell table:number-columns-repeated="16381"/>
        </table:table-row>
        <table:table-row table:style-name="ro1">
          <table:table-cell office:value-type="float" table:style-name="ce1" office:value="135000.0">
            <text:p>135000</text:p>
          </table:table-cell>
          <table:table-cell office:value-type="float" table:style-name="ce1" office:value="104.15">
            <text:p>104.15</text:p>
          </table:table-cell>
          <table:table-cell office:value-type="float" table:style-name="ce1" office:value="147.443213904">
            <text:p>147.443</text:p>
          </table:table-cell>
          <table:table-cell table:number-columns-repeated="16381"/>
        </table:table-row>
        <table:table-row table:style-name="ro1">
          <table:table-cell office:value-type="float" table:style-name="ce1" office:value="150000.0">
            <text:p>150000</text:p>
          </table:table-cell>
          <table:table-cell office:value-type="float" table:style-name="ce1" office:value="200.83">
            <text:p>200.83</text:p>
          </table:table-cell>
          <table:table-cell office:value-type="float" table:style-name="ce1" office:value="159.489190349">
            <text:p>159.489</text:p>
          </table:table-cell>
          <table:table-cell table:number-columns-repeated="16381"/>
        </table:table-row>
        <table:table-row table:style-name="ro1">
          <table:table-cell office:value-type="float" table:style-name="ce1" office:value="196500.0">
            <text:p>196500</text:p>
          </table:table-cell>
          <table:table-cell office:value-type="float" table:style-name="ce1" office:value="230.073">
            <text:p>230.073</text:p>
          </table:table-cell>
          <table:table-cell office:value-type="float" table:style-name="ce1" office:value="195.048350154">
            <text:p>195.048</text:p>
          </table:table-cell>
          <table:table-cell table:number-columns-repeated="16381"/>
        </table:table-row>
        <table:table-row table:style-name="ro1">
          <table:table-cell office:value-type="float" table:style-name="ce1" office:value="325000.0">
            <text:p>325000</text:p>
          </table:table-cell>
          <table:table-cell office:value-type="float" table:style-name="ce1" office:value="286.847">
            <text:p>286.847</text:p>
          </table:table-cell>
          <table:table-cell office:value-type="float" table:style-name="ce1" office:value="283.806349411">
            <text:p>283.806</text:p>
          </table:table-cell>
          <table:table-cell table:number-columns-repeated="16381"/>
        </table:table-row>
        <table:table-row table:style-name="ro1">
          <table:table-cell office:value-type="float" table:style-name="ce1" office:value="347000.0">
            <text:p>347000</text:p>
          </table:table-cell>
          <table:table-cell office:value-type="float" table:style-name="ce1" office:value="306.77">
            <text:p>306.77</text:p>
          </table:table-cell>
          <table:table-cell office:value-type="float" table:style-name="ce1" office:value="298.00607256">
            <text:p>298.006</text:p>
          </table:table-cell>
          <table:table-cell table:number-columns-repeated="16381"/>
        </table:table-row>
        <table:table-row table:style-name="ro1">
          <table:table-cell office:value-type="float" table:style-name="ce1" office:value="407000.0">
            <text:p>407000</text:p>
          </table:table-cell>
          <table:table-cell office:value-type="float" table:style-name="ce1" office:value="224.779">
            <text:p>224.779</text:p>
          </table:table-cell>
          <table:table-cell office:value-type="float" table:style-name="ce1" office:value="335.624322592">
            <text:p>335.62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8T06:03:19</meta:creation-date>
    <dc:date>2015-10-08T06:03:19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tick-marks-minor-outer="true" chart:tick-marks-major-inner="false" chart:visible="true" chart:minimum="1000" chart:link-data-style-to-source="true" chart:tick-marks-major-outer="true" chart:logarithmic="true" chart:display-label="true" chart:tick-marks-minor-inner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tru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 draw:stroke="dash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amed-symbol" chart:connect-bars="false" chart:solid-type="cuboid" chart:symbol-name="diamond" chart:symbol-width="2.4mm" chart:symbol-height="2.4mm"/>
      <style:graphic-properties draw:fill="none" draw:stroke="none" svg:stroke-width="0.8mm" svg:stroke-color="#325885" svg:stroke-opacity="100%" draw:stroke-linejoin="round" draw:fill-color="#325885"/>
    </style:style>
    <style:style style:family="chart" style:name="G0S1">
      <style:chart-properties chart:symbol-type="none" chart:connect-bars="false" chart:solid-type="cuboid" chart:symbol-name="diamond" chart:symbol-width="2.4mm" chart:symbol-height="2.4mm"/>
      <style:graphic-properties draw:fill="none" draw:stroke="solid" svg:stroke-width="0.8mm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Mi0">
      <style:graphic-properties draw:fill="none" draw:stroke="dash" draw:stroke-dash="a4" svg:stroke-width="0.01042in" svg:stroke-color="#000000" svg:stroke-opacity="100%" draw:stroke-linejoin="round"/>
    </style:style>
    <style:style style:family="chart" style:name="GMi1">
      <style:graphic-properties draw:fill="none" draw:stroke="dash" draw:stroke-dash="a4" svg:stroke-width="0.01042in" svg:stroke-color="#000000" svg:stroke-opacity="100%" draw:stroke-linejoin="round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Metabolic Rate vs Body Mas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ody Mass (g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3" text:class-names="" text:cond-style-name="">Metabolic Rate (mLO2/hr)</text:p>
            </chart:title>
            <chart:grid chart:class="major" chart:style-name="GMa1"/>
            <chart:grid chart:class="minor" chart:style-name="GMi1"/>
          </chart:axis>
          <chart:series chart:label-cell-address="MassRate_Data.$B$1" chart:values-cell-range-address="MassRate_Data.$B$3:.$B$27" chart:class="chart:scatter" chart:attached-axis="primary-y" chart:style-name="G0S0">
            <chart:domain table:cell-range-address="MassRate_Data.$A$3:.$A$27"/>
            <chart:data-point chart:repeated="25"/>
          </chart:series>
          <chart:series chart:label-cell-address="MassRate_Data.$C$1" chart:values-cell-range-address="MassRate_Data.$C$3:.$C$27" chart:class="chart:scatter" chart:attached-axis="primary-y" chart:style-name="G0S1" table:cell-range-address="MassRate_Data.$A$3:.$A$27">
            <chart:domain table:cell-range-address="MassRate_Data.$A$3:.$A$27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